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6600"/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1. DataBas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1\google_account_information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email_address</text:p>
          </table:table-cell>
          <table:table-cell table:style-name="ce1" office:value-type="string" calcext:value-type="string">
            <text:p>password</text:p>
          </table:table-cell>
          <table:table-cell table:style-name="ce7" office:value-type="string" calcext:value-type="string">
            <text:p>birthday_day</text:p>
          </table:table-cell>
          <table:table-cell table:style-name="ce7" office:value-type="string" calcext:value-type="string">
            <text:p>birthday_month</text:p>
          </table:table-cell>
          <table:table-cell table:style-name="ce1" office:value-type="string" calcext:value-type="string">
            <text:p>birthday_year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current_email</text:p>
          </table:table-cell>
          <table:table-cell table:style-name="ce1" office:value-type="string" calcext:value-type="string">
            <text:p>skip_verfification</text:p>
          </table:table-cell>
          <table:table-cell table:style-name="ce1" office:value-type="string" calcext:value-type="string">
            <text:p>insert_text</text:p>
          </table:table-cell>
          <table:table-cell table:style-name="ce1" office:value-type="string" calcext:value-type="string">
            <text:p>Login Success</text:p>
          </table:table-cell>
        </table:table-row>
        <table:table-row table:style-name="ro1">
          <table:table-cell/>
          <table:table-cell table:number-columns-repeated="4" table:style-name="ce1" office:value-type="string" calcext:value-type="string">
            <text:p>string</text:p>
          </table:table-cell>
          <table:table-cell table:style-name="ce1" office:value-type="string" calcext:value-type="string">
            <text:p>1- 28</text:p>
          </table:table-cell>
          <table:table-cell table:style-name="ce1" office:value-type="string" calcext:value-type="string">
            <text:p>1-12</text:p>
          </table:table-cell>
          <table:table-cell table:style-name="ce1" office:value-type="string" calcext:value-type="string">
            <text:p>1980 – 1997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2\FirstNa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rstNa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3 Middle_Na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ddleNa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4 Last_Na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astNa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5 facebook_account_inform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. UI Desig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1 Main Interfac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nage_FirstNa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nage_LastNa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nage_MiddleNa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nage_google_account_information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Google Accoun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1.1413in" svg:height="0.2346in" svg:x="2.0138in" svg:y="5.276in" draw:caption-point-x="-0.2402in" draw:caption-point-y="0.5945in">
              <dc:date>2015-06-08T00:00:00</dc:date>
              <text:p text:style-name="P1"><text:span text:style-name="T1">Start button</text:span></text:p>
            </office:annotation>
            <text:p>start</text:p>
          </table:table-cell>
          <table:table-cell office:value-type="string" calcext:value-type="string">
            <office:annotation draw:style-name="gr1" draw:text-style-name="P1" svg:width="1.1413in" svg:height="0.2346in" svg:x="3.1346in" svg:y="5.276in" draw:caption-point-x="-0.2402in" draw:caption-point-y="0.5945in">
              <dc:date>2015-06-08T00:00:00</dc:date>
              <text:p text:style-name="P1"><text:span text:style-name="T1">Stop button</text:span></text:p>
            </office:annotation>
            <text:p>stop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acebookAccoun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ction implementation</text:p>
          </table:table-cell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nclick</text:p>
          </table:table-cell>
          <table:table-cell office:value-type="string" calcext:value-type="string">
            <text:p>start auto register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’t start again if it is pushed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sto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nclick</text:p>
          </table:table-cell>
          <table:table-cell office:value-type="string" calcext:value-type="string">
            <text:p>stop auto regist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’t push if start button is not pushed befor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2Manage_FirstNa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FirstName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ong press will shows up a diaglog (delete,update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nu have new form for adding a new data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3 Manage_LastNa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LastNam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ong press will shows up a diaglog (delete,update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nu have new form for adding a new data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4 Manage_MiddleNa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MiddleNa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ng press will shows up a diaglog (delete,update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nu have new form for adding a new da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 Clas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3.1Accou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.proper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 ran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irstNa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astNa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emailAddre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asswor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birthday_day</text:p>
          </table:table-cell>
          <table:table-cell office:value-type="string" calcext:value-type="string">
            <text:p>0- 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birthday_month</text:p>
          </table:table-cell>
          <table:table-cell office:value-type="string" calcext:value-type="string">
            <text:p>0-1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birthday_year</text:p>
          </table:table-cell>
          <table:table-cell office:value-type="string" calcext:value-type="string">
            <text:p>1985-19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-1,0,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honeNumber</text:p>
          </table:table-cell>
          <table:table-cell table:style-name="ce5" office:value-type="string" calcext:value-type="string">
            <text:p>090,093,0120,0121,0122,0126,0128,096,097,098,0163,0164,0165,0166,0167,0168,0169,091,094,0123,0124,0125,0127,0129,092,0188,095,0993,0994,0995,0996,0199,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3.1 GoogleAccou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.proper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 ran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style-name="ce4" office:value-type="string" calcext:value-type="string">
            <text:p>currentEmai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skipVerifica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style-name="ce1" office:value-type="string" calcext:value-type="string">
            <text:p>insertTe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ol</text:p>
          </table:table-cell>
          <table:table-cell table:style-name="ce1" office:value-type="string" calcext:value-type="string">
            <text:p>loginSucces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meth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FirstNa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LastNa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BirthdayDa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BirthdayMont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BirthdayYe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Se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BirthdayDa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PhoneNumbe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op3G</text:p>
          </table:table-cell>
          <table:table-cell office:value-type="string" calcext:value-type="string">
            <text:p>http://stackoverflow.com/questions/11555366/enable-disable-data-connection-in-android-programmaticall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rt3G</text:p>
          </table:table-cell>
          <table:table-cell office:value-type="string" calcext:value-type="string">
            <text:p>http://stackoverflow.com/questions/11555366/enable-disable-data-connection-in-android-programmatically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gisterAccou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veRegisteredAccoun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5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8:28:10.893397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1:13:34.255932360</meta:creation-date>
    <meta:editing-duration>PT4H14M17S</meta:editing-duration>
    <meta:editing-cycles>10</meta:editing-cycles>
    <meta:generator>LibreOffice/4.2.8.2$Linux_X86_64 LibreOffice_project/420$Build-2</meta:generator>
    <meta:initial-creator>nevertry </meta:initial-creator>
    <dc:date>2015-06-09T21:19:25.653106490</dc:date>
    <dc:creator>nevertry </dc:creator>
    <meta:document-statistic meta:table-count="1" meta:cell-count="132" meta:object-count="0"/>
  </office:meta>
</office:document-meta>
</file>